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class </text:span>Twelth {</text:p>
      <text:p text:style-name="P2"><text:s text:c="4"/><text:span text:style-name="T2">private static int </text:span><text:span text:style-name="T5">p</text:span><text:span text:style-name="T3">;</text:span></text:p>
      <text:p text:style-name="P2"><text:s text:c="4"/><text:span text:style-name="T2">private static int</text:span><text:span text:style-name="T3">[] </text:span><text:span text:style-name="T5">A</text:span><text:span text:style-name="T3">;</text:span>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3">System.</text:span><text:span text:style-name="T6">out</text:span><text:span text:style-name="T3">.println(</text:span><text:span text:style-name="T7">"Number of steps in Staircase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2">int </text:span><text:span text:style-name="T3">N = scanner.nextInt();</text:span></text:p>
      <text:p text:style-name="P2"><text:s text:c="8"/><text:span text:style-name="T3">System.</text:span><text:span text:style-name="T6">out</text:span><text:span text:style-name="T3">.println(</text:span><text:span text:style-name="T7">"Number of ways we can climb "</text:span><text:span text:style-name="T3">+N+ </text:span><text:span text:style-name="T7">" steps is "</text:span><text:span text:style-name="T3">+</text:span><text:span text:style-name="T4">NumOfWays</text:span><text:span text:style-name="T3">(N));</text:span></text:p>
      <text:p text:style-name="P2"><text:s text:c="4"/><text:span text:style-name="T3">}</text:span></text:p>
      <text:p text:style-name="P2"><text:s text:c="4"/><text:span text:style-name="T2">public static int <text:s/></text:span><text:span text:style-name="T3">NumOfWays(</text:span><text:span text:style-name="T2">int </text:span><text:span text:style-name="T3">n){</text:span></text:p>
      <text:p text:style-name="P2"><text:s text:c="8"/><text:span text:style-name="T2">if </text:span><text:span text:style-name="T3">(n==</text:span><text:span text:style-name="T8">1</text:span><text:span text:style-name="T3">){</text:span></text:p>
      <text:p text:style-name="P2"><text:s text:c="12"/><text:span text:style-name="T2">return </text:span><text:span text:style-name="T8">1</text:span><text:span text:style-name="T3">;</text:span></text:p>
      <text:p text:style-name="P2"><text:s text:c="8"/><text:span text:style-name="T3">}</text:span><text:span text:style-name="T2">else if </text:span><text:span text:style-name="T3">(n==</text:span><text:span text:style-name="T8">2</text:span><text:span text:style-name="T3">){</text:span></text:p>
      <text:p text:style-name="P2"><text:s text:c="12"/><text:span text:style-name="T2">return </text:span><text:span text:style-name="T8">2</text:span><text:span text:style-name="T3">;</text:span></text:p>
      <text:p text:style-name="P2"><text:s text:c="8"/><text:span text:style-name="T3">}</text:span><text:span text:style-name="T2">else </text:span><text:span text:style-name="T3">{</text:span></text:p>
      <text:p text:style-name="P2"><text:s text:c="12"/><text:span text:style-name="T2">return </text:span><text:span text:style-name="T4">NumOfWays</text:span><text:span text:style-name="T3">(n-</text:span><text:span text:style-name="T8">1</text:span><text:span text:style-name="T3">)+</text:span><text:span text:style-name="T4">NumOfWays</text:span><text:span text:style-name="T3">(n-</text:span><text:span text:style-name="T8">2</text:span><text:span text:style-name="T3">);</text:span></text:p>
      <text:p text:style-name="P2"><text:s text:c="8"/><text:span text:style-name="T3">}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0:22:28.451595443</meta:creation-date>
    <dc:date>2018-12-17T00:23:12.097364380</dc:date>
    <meta:editing-duration>PT44S</meta:editing-duration>
    <meta:editing-cycles>1</meta:editing-cycles>
    <meta:document-statistic meta:table-count="0" meta:image-count="0" meta:object-count="0" meta:page-count="1" meta:paragraph-count="19" meta:word-count="64" meta:character-count="555" meta:non-whitespace-character-count="385"/>
    <meta:generator>LibreOffice/6.0.3.2$Linux_X86_64 LibreOffice_project/00m0$Build-2</meta:generator>
  </office:meta>
</office:document-meta>
</file>